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20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id="id1" draw:layer="layout" svg:width="1.27cm" svg:height="1.27cm" svg:x="2.27cm" svg:y="5.145cm">
          <text:p text:style-name="P1"><text:span text:style-name="T1">Spik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1" draw:text-style-name="P2" draw:id="id2" draw:layer="layout" svg:width="3.175cm" svg:height="1.27cm" svg:x="4.81cm" svg:y="2.91cm">
            <text:p text:style-name="P2"><text:span text:style-name="T2">TxtSpkHandler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svg:x1="2.904cm" svg:y1="5.145cm" svg:x2="4.81cm" svg:y2="3.545cm" draw:start-shape="id1" draw:start-glue-point="5" draw:end-shape="id2" draw:end-glue-point="3" svg:d="m2904 5145v-1600h1906">
            <text:p/>
          </draw:connector>
          <draw:custom-shape draw:style-name="gr1" draw:text-style-name="P2" draw:id="id4" draw:layer="layout" svg:width="3.175cm" svg:height="1.27cm" svg:x="13.911cm" svg:y="2.91cm">
            <text:p text:style-name="P2"><text:span text:style-name="T2">Patterns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id="id3" draw:layer="layout" svg:width="3.175cm" svg:height="1.27cm" svg:x="9.511cm" svg:y="2.91cm">
            <text:p text:style-name="P2"><text:span text:style-name="T2">CountMatrix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svg:x1="7.985cm" svg:y1="3.545cm" svg:x2="9.511cm" svg:y2="3.545cm" draw:start-shape="id2" draw:start-glue-point="1" draw:end-shape="id3" draw:end-glue-point="3" svg:d="m7985 3545h1526">
            <text:p/>
          </draw:connector>
          <draw:connector draw:style-name="gr2" draw:text-style-name="P3" draw:layer="layout" svg:x1="12.686cm" svg:y1="3.545cm" svg:x2="13.911cm" svg:y2="3.545cm" draw:start-shape="id3" draw:start-glue-point="1" draw:end-shape="id4" svg:d="m12686 3545h1225">
            <text:p/>
          </draw:connector>
          <draw:custom-shape draw:style-name="gr1" draw:text-style-name="P2" draw:id="id6" draw:layer="layout" svg:width="3.175cm" svg:height="1.27cm" svg:x="13.912cm" svg:y="5.125cm">
            <text:p text:style-name="P2"><text:span text:style-name="T2">TxtBahavHandler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id="id5" draw:layer="layout" svg:width="1.27cm" svg:height="1.27cm" svg:x="10.57cm" svg:y="5.125cm">
            <text:p text:style-name="P1"><text:span text:style-name="T1">Behav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2" draw:text-style-name="P3" draw:layer="layout" svg:x1="11.84cm" svg:y1="5.759cm" svg:x2="13.912cm" svg:y2="5.76cm" draw:start-shape="id5" draw:start-glue-point="8" draw:end-shape="id6" draw:end-glue-point="3" svg:d="m11840 5759h1036v1h1036">
            <text:p/>
          </draw:connector>
          <draw:custom-shape draw:style-name="gr1" draw:text-style-name="P2" draw:id="id7" draw:layer="layout" svg:width="3.175cm" svg:height="1.27cm" svg:x="18.312cm" svg:y="2.91cm">
            <text:p text:style-name="P2"><text:span text:style-name="T2">DSBuilder</text:span></text:p>
            <draw:enhanced-geometry svg:viewBox="0 0 21600 21600" draw:type="rectangle" draw:enhanced-path="M 0 0 L 21600 0 21600 21600 0 21600 0 0 Z N"/>
          </draw:custom-shape>
          <draw:connector draw:style-name="gr2" draw:text-style-name="P3" draw:layer="layout" svg:x1="17.086cm" svg:y1="3.545cm" svg:x2="18.312cm" svg:y2="3.545cm" draw:start-shape="id4" draw:start-glue-point="1" draw:end-shape="id7" draw:end-glue-point="3" svg:d="m17086 3545h1226">
            <text:p/>
          </draw:connector>
          <draw:connector draw:style-name="gr2" draw:text-style-name="P3" draw:layer="layout" svg:x1="17.087cm" svg:y1="5.76cm" svg:x2="19.899cm" svg:y2="4.18cm" draw:start-shape="id6" draw:start-glue-point="1" draw:end-shape="id7" draw:end-glue-point="2" svg:d="m17087 5760h2812v-1580">
            <text:p/>
          </draw:connector>
          <draw:custom-shape draw:style-name="gr1" draw:text-style-name="P1" draw:id="id8" draw:layer="layout" svg:width="1.27cm" svg:height="1.26cm" svg:x="22.77cm" svg:y="2.915cm">
            <text:p text:style-name="P1"><text:span text:style-name="T1">Arff</text:span></text:p>
            <text:p text:style-name="P1"><text:span text:style-name="T1">fil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2" draw:text-style-name="P3" draw:layer="layout" svg:x1="21.487cm" svg:y1="3.545cm" svg:x2="22.77cm" svg:y2="3.544cm" draw:start-shape="id7" draw:start-glue-point="1" draw:end-shape="id8" draw:end-glue-point="6" svg:d="m21487 3545h641v-1h642">
            <text:p/>
          </draw:connector>
        </draw:g>
        <draw:frame draw:style-name="gr3" draw:text-style-name="P4" draw:layer="layout" svg:width="14.464cm" svg:height="0.983cm" svg:x="6.744cm" svg:y="1.635cm">
          <draw:text-box>
            <text:p text:style-name="P4"><text:span text:style-name="T3">Weka data file generation from spike time fi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31T10:10:53.51</meta:creation-date>
    <dc:date>2010-05-31T10:26:57</dc:date>
    <meta:editing-duration>PT00H00M53S</meta:editing-duration>
    <meta:editing-cycles>1</meta:editing-cycles>
    <meta:document-statistic meta:object-count="17"/>
    <meta:generator>BrOffice.org/3.0$Win32 OpenOffice.org_project/300m9$Build-9358</meta:generator>
    <meta:user-defined meta:name="Informações 1"/>
    <meta:user-defined meta:name="Informações 2"/>
    <meta:user-defined meta:name="Informações 3"/>
    <meta:user-defined meta:name="Informações 4"/>
  </office:meta>
</office:document-meta>
</file>